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DejaVu Sans" officeooo:rsid="000bca1c" officeooo:paragraph-rsid="000bca1c" fo:background-color="transparent"/>
    </style:style>
    <style:style style:name="P2" style:family="paragraph" style:parent-style-name="Standard">
      <style:paragraph-properties style:line-height-at-least="0.198in"/>
      <style:text-properties fo:color="#000000" style:font-name="DejaVu Sans" fo:background-color="transparent"/>
    </style:style>
    <style:style style:name="P3" style:family="paragraph" style:parent-style-name="Standard">
      <style:text-properties fo:color="#000000" style:font-name="DejaVu Sans" fo:font-size="10.5pt" fo:font-weight="normal" officeooo:rsid="000bca1c" officeooo:paragraph-rsid="000bca1c" fo:background-color="transparent"/>
    </style:style>
    <style:style style:name="P4" style:family="paragraph" style:parent-style-name="Standard">
      <style:paragraph-properties style:line-height-at-least="0.198in"/>
      <style:text-properties fo:color="#000000" style:font-name="DejaVu Sans" fo:font-size="10.5pt" fo:font-weight="normal" fo:background-color="transparent"/>
    </style:style>
    <style:style style:name="P5" style:family="paragraph" style:parent-style-name="Standard">
      <style:text-properties fo:color="#000000" style:font-name="Droid Sans Mono" fo:font-size="10.5pt" fo:font-weight="normal" officeooo:rsid="000bca1c" officeooo:paragraph-rsid="000bca1c" fo:background-color="transparent"/>
    </style:style>
    <style:style style:name="P6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transparent"/>
    </style:style>
    <style:style style:name="P7" style:family="paragraph" style:parent-style-name="Standard">
      <style:paragraph-properties style:line-height-at-least="0.198in"/>
      <style:text-properties fo:color="#000000" fo:background-color="transparent"/>
    </style:style>
    <style:style style:name="P8" style:family="paragraph" style:parent-style-name="Standard">
      <style:paragraph-properties fo:margin-top="0in" fo:margin-bottom="0.1965in" loext:contextual-spacing="false" style:line-height-at-least="0.198in"/>
      <style:text-properties fo:color="#000000" style:font-name="DejaVu Sans" fo:background-color="transparent"/>
    </style:style>
    <style:style style:name="P9" style:family="paragraph" style:parent-style-name="Standard">
      <style:paragraph-properties fo:margin-top="0in" fo:margin-bottom="0.1965in" loext:contextual-spacing="false" style:line-height-at-least="0.198in"/>
      <style:text-properties fo:color="#000000" style:font-name="Droid Sans Mono" fo:font-size="10.5pt" fo:font-weight="normal" fo:background-color="transparent"/>
    </style:style>
    <style:style style:name="T1" style:family="text">
      <style:text-properties officeooo:rsid="000bca1c"/>
    </style:style>
    <style:style style:name="T2" style:family="text">
      <style:text-properties style:font-name="Linux Biolinum O"/>
    </style:style>
    <style:style style:name="T3" style:family="text">
      <style:text-properties fo:color="#c586c0"/>
    </style:style>
    <style:style style:name="T4" style:family="text">
      <style:text-properties fo:color="#569cd6"/>
    </style:style>
    <style:style style:name="T5" style:family="text">
      <style:text-properties fo:color="#ce9178"/>
    </style:style>
    <style:style style:name="T6" style:family="text">
      <style:text-properties fo:color="#6a9955"/>
    </style:style>
    <style:style style:name="T7" style:family="text">
      <style:text-properties fo:color="#dcdcaa"/>
    </style:style>
    <style:style style:name="T8" style:family="text">
      <style:text-properties fo:color="#dcdcaa" style:font-name="Droid Sans Mono" fo:font-size="10.5pt" fo:font-weight="normal"/>
    </style:style>
    <style:style style:name="T9" style:family="text">
      <style:text-properties fo:color="#b5cea8"/>
    </style:style>
    <style:style style:name="T10" style:family="text">
      <style:text-properties fo:color="#9cdcfe"/>
    </style:style>
    <style:style style:name="T11" style:family="text">
      <style:text-properties fo:color="#d7ba7d"/>
    </style:style>
    <style:style style:name="T12" style:family="text">
      <style:text-properties style:font-name="Droid Sans Mono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fo Yudhanto</text:p>
      <text:p text:style-name="P1">pre Lab 3</text:p>
      <text:p text:style-name="P1"/>
      <text:p text:style-name="P3">/*********** t.c file of A Multitasking System *********/</text:p>
      <text:p text:style-name="P4">#include &lt;stdio.h&gt;</text:p>
      <text:p text:style-name="P4">#include "string.h"</text:p>
      <text:p text:style-name="P4">#include "wait.c" // include wait.c file</text:p>
      <text:p text:style-name="P2"/>
      <text:p text:style-name="P4">/*******************************************************</text:p>
      <text:p text:style-name="P4">kfork() creates a child process; returns child pid.</text:p>
      <text:p text:style-name="P4">When scheduled to run, child PROC resumes to body();</text:p>
      <text:p text:style-name="P4">********************************************************/</text:p>
      <text:p text:style-name="P4">int body(), tswitch(), do_sleep(), do_wakeup(), do_exit(), do_switch();</text:p>
      <text:p text:style-name="P4">int do_kfork(), do_wait();</text:p>
      <text:p text:style-name="P2"/>
      <text:p text:style-name="P4">char *myName = "Refo Yudhanto";</text:p>
      <text:p text:style-name="P4">// initialize the MT system; create P0 as initial running process</text:p>
      <text:p text:style-name="P4">int init() </text:p>
      <text:p text:style-name="P4">{</text:p>
      <text:p text:style-name="P4">int i;</text:p>
      <text:p text:style-name="P4">PROC *p;</text:p>
      <text:p text:style-name="P4">for (i=0; i&lt;NPROC; i++){ // initialize PROCs</text:p>
      <text:p text:style-name="P4">p = &amp;proc[i];</text:p>
      <text:p text:style-name="P4">p-&gt;pid = i; // PID = 0 to NPROC-1 </text:p>
      <text:p text:style-name="P4">p-&gt;status = FREE;</text:p>
      <text:p text:style-name="P4">p-&gt;priority = 0; </text:p>
      <text:p text:style-name="P4">p-&gt;next = p+1;</text:p>
      <text:p text:style-name="P4">}</text:p>
      <text:p text:style-name="P4">proc[NPROC-1].next = 0; </text:p>
      <text:p text:style-name="P4">freeList = &amp;proc[0]; // all PROCs in freeList </text:p>
      <text:p text:style-name="P4">readyQueue = 0; // readyQueue = empty</text:p>
      <text:p text:style-name="P2"/>
      <text:p text:style-name="P4">sleepList = 0; // sleepList = empty</text:p>
      <text:p text:style-name="P4">// create P0 as the initial running process</text:p>
      <text:p text:style-name="P4">p = running = dequeue(&amp;freeList); // use proc[0] </text:p>
      <text:p text:style-name="P4">p-&gt;status = READY;</text:p>
      <text:p text:style-name="P4">p-&gt;priority = 0;</text:p>
      <text:p text:style-name="P4">p-&gt;ppid = 0; // P0 is its own parent</text:p>
      <text:p text:style-name="P4">printList("freeList", freeList);</text:p>
      <text:p text:style-name="P4">printf("init complete: P0 running\n"); </text:p>
      <text:p text:style-name="P4">}</text:p>
      <text:p text:style-name="P2"/>
      <text:p text:style-name="P4">int menu()</text:p>
      <text:p text:style-name="P4">{</text:p>
      <text:p text:style-name="P4">printf("*********************************************\n");</text:p>
      <text:p text:style-name="P4">printf(" ps fork switch exit jesus sleep wakeup wait \n");</text:p>
      <text:p text:style-name="P4">printf("*********************************************\n");</text:p>
      <text:p text:style-name="P4">}</text:p>
      <text:p text:style-name="P8"/>
      <text:p text:style-name="P4">int do_ps()</text:p>
      <text:p text:style-name="P4"><text:soft-page-break/>{</text:p>
      <text:p text:style-name="P4">int i;</text:p>
      <text:p text:style-name="P4">PROC *p;</text:p>
      <text:p text:style-name="P4">printf("PID PPID status\n");</text:p>
      <text:p text:style-name="P4">printf("--- ---- ------\n");</text:p>
      <text:p text:style-name="P4">for (i=0; i&lt;NPROC; i++){</text:p>
      <text:p text:style-name="P4">p = &amp;proc[i];</text:p>
      <text:p text:style-name="P4">printf(" %d %d ", p-&gt;pid, p-&gt;ppid);</text:p>
      <text:p text:style-name="P4">if (p == running)</text:p>
      <text:p text:style-name="P4">printf("RUNNING\n");</text:p>
      <text:p text:style-name="P4">else</text:p>
      <text:p text:style-name="P4">printf("%s\n", status[p-&gt;status]);</text:p>
      <text:p text:style-name="P4">}</text:p>
      <text:p text:style-name="P4">}</text:p>
      <text:p text:style-name="P2"/>
      <text:p text:style-name="P4">int do_jesus()</text:p>
      <text:p text:style-name="P4">{</text:p>
      <text:p text:style-name="P4">int i;</text:p>
      <text:p text:style-name="P4">PROC *p;</text:p>
      <text:p text:style-name="P4">printf("Jesus perfroms miracles here\n");</text:p>
      <text:p text:style-name="P4">for (i=1; i&lt;NPROC; i++){</text:p>
      <text:p text:style-name="P4">p = &amp;proc[i];</text:p>
      <text:p text:style-name="P4">if (p-&gt;status == ZOMBIE){</text:p>
      <text:p text:style-name="P4">p-&gt;status = READY;</text:p>
      <text:p text:style-name="P4">enqueue(&amp;readyQueue, p);</text:p>
      <text:p text:style-name="P4">printf("raised a ZOMBIE %d to live again\n", p-&gt;pid);</text:p>
      <text:p text:style-name="P4">}</text:p>
      <text:p text:style-name="P4">}</text:p>
      <text:p text:style-name="P4">printList("readyQueue", readyQueue);</text:p>
      <text:p text:style-name="P4">}</text:p>
      <text:p text:style-name="P4">int body(char* myname) // process body function</text:p>
      <text:p text:style-name="P4">{</text:p>
      <text:p text:style-name="P4">int c;</text:p>
      <text:p text:style-name="P4">char cmd[64];</text:p>
      <text:p text:style-name="P4">if(running-&gt;pid == 1){ //set global P1 ptr to P1</text:p>
      <text:p text:style-name="P4">P1 = running;</text:p>
      <text:p text:style-name="P4">}</text:p>
      <text:p text:style-name="P4">printf("proc %d starts from body() ", running-&gt;pid);</text:p>
      <text:p text:style-name="P4">printf("myname = %s\n", myName);</text:p>
      <text:p text:style-name="P4">while(1){</text:p>
      <text:p text:style-name="P4">printf("***************************************\n");</text:p>
      <text:p text:style-name="P4">printf("proc %d running: parent=%d\n", running-&gt;pid,running-&gt;ppid);</text:p>
      <text:p text:style-name="P4">printChild("ChildList", running-&gt;child);</text:p>
      <text:p text:style-name="P4">printList("readyQueue", readyQueue);</text:p>
      <text:p text:style-name="P4">printSleep("sleepList ", sleepList);</text:p>
      <text:p text:style-name="P4">menu();</text:p>
      <text:p text:style-name="P4">printf("enter a command : ");</text:p>
      <text:p text:style-name="P4">fgets(cmd, 64, stdin);</text:p>
      <text:p text:style-name="P4">cmd[strlen(cmd)-1] = 0;</text:p>
      <text:p text:style-name="P2"/>
      <text:p text:style-name="P4">if (strcmp(cmd, "ps")==0)</text:p>
      <text:p text:style-name="P4"><text:soft-page-break/>do_ps();</text:p>
      <text:p text:style-name="P4">if (strcmp(cmd, "fork")==0)</text:p>
      <text:p text:style-name="P4">do_kfork();</text:p>
      <text:p text:style-name="P4">if (strcmp(cmd, "switch")==0)</text:p>
      <text:p text:style-name="P4">do_switch();</text:p>
      <text:p text:style-name="P4">if (strcmp(cmd, "exit")==0)</text:p>
      <text:p text:style-name="P4">do_exit();</text:p>
      <text:p text:style-name="P4">if (strcmp(cmd, "jesus")==0)</text:p>
      <text:p text:style-name="P4">do_jesus();</text:p>
      <text:p text:style-name="P4">if (strcmp(cmd, "sleep")==0)</text:p>
      <text:p text:style-name="P4">do_sleep();</text:p>
      <text:p text:style-name="P4">if (strcmp(cmd, "wakeup")==0)</text:p>
      <text:p text:style-name="P4">do_wakeup();</text:p>
      <text:p text:style-name="P4">if (strcmp(cmd, "wait")==0)</text:p>
      <text:p text:style-name="P4">do_wait();</text:p>
      <text:p text:style-name="P4">}</text:p>
      <text:p text:style-name="P4">}</text:p>
      <text:p text:style-name="P2"/>
      <text:p text:style-name="P4">int kfork()</text:p>
      <text:p text:style-name="P4">{</text:p>
      <text:p text:style-name="P4">int i;</text:p>
      <text:p text:style-name="P4">PROC *p = dequeue(&amp;freeList);</text:p>
      <text:p text:style-name="P4">if (!p){</text:p>
      <text:p text:style-name="P4">printf("no more proc\n");</text:p>
      <text:p text:style-name="P4">return(-1);</text:p>
      <text:p text:style-name="P4">}</text:p>
      <text:p text:style-name="P4">/* initialize the new proc and its stack */</text:p>
      <text:p text:style-name="P4">p-&gt;status = READY;</text:p>
      <text:p text:style-name="P4">p-&gt;priority = 1; // ALL PROCs priority=1, except P0</text:p>
      <text:p text:style-name="P4">p-&gt;ppid = running-&gt;pid;</text:p>
      <text:p text:style-name="P4">/************ new task initial stack contents ************</text:p>
      <text:p text:style-name="P4">kstack contains: |retPC|eax|ebx|ecx|edx|ebp|esi|edi|eflag|</text:p>
      <text:p text:style-name="P4">-1 -2 -3 -4 -5 -6 -7 -8 -9</text:p>
      <text:p text:style-name="P4">**********************************************************/</text:p>
      <text:p text:style-name="P4">for (i=1; i&lt;10; i++) // zero out kstack cells</text:p>
      <text:p text:style-name="P4">p-&gt;kstack[SSIZE - i] = 0;</text:p>
      <text:p text:style-name="P4">p-&gt;kstack[SSIZE-1] = (int)body; // retPC -&gt; body()</text:p>
      <text:p text:style-name="P4">p-&gt;ksp = &amp;(p-&gt;kstack[SSIZE - 9]); // PROC.ksp -&gt; saved eflag </text:p>
      <text:p text:style-name="P4">enqueue(&amp;readyQueue, p); // enter p into readyQueue</text:p>
      <text:p text:style-name="P2"/>
      <text:p text:style-name="P4">if(running-&gt;child){</text:p>
      <text:p text:style-name="P4">PROC *childPtr = running-&gt;child;</text:p>
      <text:p text:style-name="P2"/>
      <text:p text:style-name="P4">while(childPtr-&gt;sibling){</text:p>
      <text:p text:style-name="P4">childPtr = childPtr-&gt;sibling;</text:p>
      <text:p text:style-name="P4">}</text:p>
      <text:p text:style-name="P4">childPtr-&gt;sibling = p;</text:p>
      <text:p text:style-name="P4">} </text:p>
      <text:p text:style-name="P4">else </text:p>
      <text:p text:style-name="P4">running-&gt;child = p; </text:p>
      <text:p text:style-name="P2"/>
      <text:p text:style-name="P4"><text:soft-page-break/>p-&gt;ppid = running-&gt;pid; </text:p>
      <text:p text:style-name="P4">p-&gt;parent = running;</text:p>
      <text:p text:style-name="P4">return p-&gt;pid;</text:p>
      <text:p text:style-name="P4">}</text:p>
      <text:p text:style-name="P2"/>
      <text:p text:style-name="P4">int do_kfork()</text:p>
      <text:p text:style-name="P4">{</text:p>
      <text:p text:style-name="P4">int child = kfork();</text:p>
      <text:p text:style-name="P4">if (child &lt; 0)</text:p>
      <text:p text:style-name="P4">printf("kfork failed\n");</text:p>
      <text:p text:style-name="P4">else{</text:p>
      <text:p text:style-name="P4">printf("proc %d kforked a child = %d\n", running-&gt;pid, child); </text:p>
      <text:p text:style-name="P4">printList("readyQueue", readyQueue);</text:p>
      <text:p text:style-name="P4">}</text:p>
      <text:p text:style-name="P4">return child;</text:p>
      <text:p text:style-name="P4">}</text:p>
      <text:p text:style-name="P2"/>
      <text:p text:style-name="P4">int do_switch()</text:p>
      <text:p text:style-name="P4">{</text:p>
      <text:p text:style-name="P4">tswitch();</text:p>
      <text:p text:style-name="P4">}</text:p>
      <text:p text:style-name="P2"/>
      <text:p text:style-name="P4">int do_exit()</text:p>
      <text:p text:style-name="P4">{</text:p>
      <text:p text:style-name="P4">kexit(running-&gt;pid); // exit with own PID value </text:p>
      <text:p text:style-name="P4">}</text:p>
      <text:p text:style-name="P2"/>
      <text:p text:style-name="P4">int do_sleep()</text:p>
      <text:p text:style-name="P4">{</text:p>
      <text:p text:style-name="P4">int event;</text:p>
      <text:p text:style-name="P4">printf("enter an event value to sleep on : ");</text:p>
      <text:p text:style-name="P4">scanf("%d", &amp;event); getchar();</text:p>
      <text:p text:style-name="P4">sleep(event);</text:p>
      <text:p text:style-name="P4">}</text:p>
      <text:p text:style-name="P2"/>
      <text:p text:style-name="P4">int do_wakeup()</text:p>
      <text:p text:style-name="P4">{</text:p>
      <text:p text:style-name="P4">int event;</text:p>
      <text:p text:style-name="P4">printf("enter an event value to wakeup with : ");</text:p>
      <text:p text:style-name="P4">scanf("%d", &amp;event); getchar(); </text:p>
      <text:p text:style-name="P4">wakeup(event);</text:p>
      <text:p text:style-name="P4">}</text:p>
      <text:p text:style-name="P2"/>
      <text:p text:style-name="P4">int do_wait(){</text:p>
      <text:p text:style-name="P4">int status;</text:p>
      <text:p text:style-name="P4">int pid = wait(&amp;status);</text:p>
      <text:p text:style-name="P4">printf("proc%d buried zombie child = %d, status = %d\n",running-&gt;pid, pid,status);</text:p>
      <text:p text:style-name="P4">}</text:p>
      <text:p text:style-name="P2"/>
      <text:p text:style-name="P4">/*************** main() function ***************/</text:p>
      <text:p text:style-name="P4">int main()</text:p>
      <text:p text:style-name="P4"><text:soft-page-break/>{</text:p>
      <text:p text:style-name="P4">printf("Welcome to the MT Multitasking System\n");</text:p>
      <text:p text:style-name="P4">init(); // initialize system; create and run P0</text:p>
      <text:p text:style-name="P4">kfork(); // kfork P1 into readyQueue </text:p>
      <text:p text:style-name="P4">while(1){</text:p>
      <text:p text:style-name="P4">printf("P0: switch process\n");</text:p>
      <text:p text:style-name="P4">while (readyQueue == 0);</text:p>
      <text:p text:style-name="P4">tswitch();</text:p>
      <text:p text:style-name="P4">}</text:p>
      <text:p text:style-name="P4">}</text:p>
      <text:p text:style-name="P2"/>
      <text:p text:style-name="P4">/*********** scheduler *************/</text:p>
      <text:p text:style-name="P4">int scheduler()</text:p>
      <text:p text:style-name="P4">{ </text:p>
      <text:p text:style-name="P4">printf("proc %d in scheduler()\n", running-&gt;pid);</text:p>
      <text:p text:style-name="P4">if (running-&gt;status == READY)</text:p>
      <text:p text:style-name="P4">enqueue(&amp;readyQueue, running);</text:p>
      <text:p text:style-name="P4">printList("readyQueue", readyQueue);</text:p>
      <text:p text:style-name="P4">running = dequeue(&amp;readyQueue);</text:p>
      <text:p text:style-name="P4">printf("next running = %d\n", running-&gt;pid); </text:p>
      <text:p text:style-name="P4">}</text:p>
      <text:p text:style-name="P4"/>
      <text:p text:style-name="P4">/*** <text:span text:style-name="T1">wait.c ***/</text:span></text:p>
      <text:p text:style-name="P5">#include "queue.c"</text:p>
      <text:p text:style-name="P7"/>
      <text:p text:style-name="P6">int tswitch();</text:p>
      <text:p text:style-name="P7"/>
      <text:p text:style-name="P6">int sleep(int event)</text:p>
      <text:p text:style-name="P6">{</text:p>
      <text:p text:style-name="P6">printf("proc %d going to sleep on event=%d\n", running-&gt;pid, event);</text:p>
      <text:p text:style-name="P7"/>
      <text:p text:style-name="P6">running-&gt;event = event;</text:p>
      <text:p text:style-name="P6">running-&gt;status = SLEEP;</text:p>
      <text:p text:style-name="P6">enqueue(&amp;sleepList, running);</text:p>
      <text:p text:style-name="P6">printList("sleepList", sleepList);</text:p>
      <text:p text:style-name="P6">tswitch();</text:p>
      <text:p text:style-name="P6">}</text:p>
      <text:p text:style-name="P7"/>
      <text:p text:style-name="P6">int wakeup(int event)</text:p>
      <text:p text:style-name="P6">{</text:p>
      <text:p text:style-name="P6">PROC *temp, *p;</text:p>
      <text:p text:style-name="P6">temp = 0;</text:p>
      <text:p text:style-name="P6">printList("sleepList", sleepList);</text:p>
      <text:p text:style-name="P7"/>
      <text:p text:style-name="P6">while (p = dequeue(&amp;sleepList)){</text:p>
      <text:p text:style-name="P6">if (p-&gt;event == event){</text:p>
      <text:p text:style-name="P6">printf("wakeup %d\n", p-&gt;pid);</text:p>
      <text:p text:style-name="P6">p-&gt;status = READY;</text:p>
      <text:p text:style-name="P6">enqueue(&amp;readyQueue, p);</text:p>
      <text:p text:style-name="P6">}</text:p>
      <text:p text:style-name="P6">else{</text:p>
      <text:p text:style-name="P7"><text:soft-page-break/>   <text:span text:style-name="T12">enqueue(&amp;temp, p);</text:span></text:p>
      <text:p text:style-name="P6">}</text:p>
      <text:p text:style-name="P6">}</text:p>
      <text:p text:style-name="P6">sleepList = temp;</text:p>
      <text:p text:style-name="P6">printList("sleepList", sleepList);</text:p>
      <text:p text:style-name="P6">}</text:p>
      <text:p text:style-name="P7"/>
      <text:p text:style-name="P6">int kexit(int exitValue)</text:p>
      <text:p text:style-name="P6">{</text:p>
      <text:p text:style-name="P6">if(exitValue != 1){</text:p>
      <text:p text:style-name="P6">printf("proc %d in kexit(%d)\n", running-&gt;pid, exitValue);</text:p>
      <text:p text:style-name="P6">running-&gt;exitCode = exitValue; //record exitValue in proc's exitCode</text:p>
      <text:p text:style-name="P6">running-&gt;status = ZOMBIE; //become a ZOMBIE</text:p>
      <text:p text:style-name="P6">if(running-&gt;child){</text:p>
      <text:p text:style-name="P6">PROC *runChild = running-&gt;child; //point to running child</text:p>
      <text:p text:style-name="P6">PROC *p1child = P1-&gt;child; //point to p1's child</text:p>
      <text:p text:style-name="P6">if(p1child){//give away children, if any, to P1</text:p>
      <text:p text:style-name="P6">while(p1child-&gt;sibling){ </text:p>
      <text:p text:style-name="P6">p1child = p1child-&gt;sibling; </text:p>
      <text:p text:style-name="P6">}</text:p>
      <text:p text:style-name="P7"/>
      <text:p text:style-name="P6">p1child-&gt;sibling = runChild; //combine</text:p>
      <text:p text:style-name="P7"/>
      <text:p text:style-name="P6">while(runChild){ //set runChild parent ptr to p1</text:p>
      <text:p text:style-name="P6">runChild-&gt;ppid = P1-&gt;pid;</text:p>
      <text:p text:style-name="P6">runChild-&gt;parent = P1;</text:p>
      <text:p text:style-name="P6">runChild = runChild-&gt;sibling;</text:p>
      <text:p text:style-name="P6">}</text:p>
      <text:p text:style-name="P6">running-&gt;child = NULL;</text:p>
      <text:p text:style-name="P6">}</text:p>
      <text:p text:style-name="P6">else{</text:p>
      <text:p text:style-name="P6">}</text:p>
      <text:p text:style-name="P6">}</text:p>
      <text:p text:style-name="P6">wakeup(running-&gt;ppid); //wakeup parent (by parent proc address)</text:p>
      <text:p text:style-name="P6">tswitch();</text:p>
      <text:p text:style-name="P6">}</text:p>
      <text:p text:style-name="P6">else{</text:p>
      <text:p text:style-name="P6">}</text:p>
      <text:p text:style-name="P6">}</text:p>
      <text:p text:style-name="P7"/>
      <text:p text:style-name="P6">int letgo(PROC *ptrChild, PROC *ptrPrevChild){</text:p>
      <text:p text:style-name="P6">if(!ptrChild-&gt;sibling){ </text:p>
      <text:p text:style-name="P6">running-&gt;child = NULL;</text:p>
      <text:p text:style-name="P6">}</text:p>
      <text:p text:style-name="P6">else if(running-&gt;child == ptrChild){ </text:p>
      <text:p text:style-name="P6">running-&gt;child = ptrChild-&gt;sibling; </text:p>
      <text:p text:style-name="P6">}</text:p>
      <text:p text:style-name="P6">else{ </text:p>
      <text:p text:style-name="P6">ptrPrevChild-&gt;sibling = ptrChild-&gt;sibling; </text:p>
      <text:p text:style-name="P6">}</text:p>
      <text:p text:style-name="P6">}</text:p>
      <text:p text:style-name="P7"><text:soft-page-break/></text:p>
      <text:p text:style-name="P6">int freeZomb(PROC *ptr){</text:p>
      <text:p text:style-name="P6">ptr-&gt;sibling = NULL; </text:p>
      <text:p text:style-name="P6">ptr-&gt;parent = NULL;//remove all connection</text:p>
      <text:p text:style-name="P6">ptr-&gt;ppid = 0; </text:p>
      <text:p text:style-name="P6">ptr-&gt;status = FREE;</text:p>
      <text:p text:style-name="P6">}</text:p>
      <text:p text:style-name="P7"/>
      <text:p text:style-name="P6">int wait(int *status){</text:p>
      <text:p text:style-name="P6">int zomBid;</text:p>
      <text:p text:style-name="P7"/>
      <text:p text:style-name="P6">if(running-&gt;child){</text:p>
      <text:p text:style-name="P6">PROC *child = running-&gt;child;</text:p>
      <text:p text:style-name="P6">PROC *prev = running;</text:p>
      <text:p text:style-name="P6">while(1){</text:p>
      <text:p text:style-name="P6">if(child-&gt;status == ZOMBIE){ //found zombie child</text:p>
      <text:p text:style-name="P6">zomBid = child-&gt;pid; </text:p>
      <text:p text:style-name="P6">(*status) = child-&gt;exitCode; //copyt ZOMBIE child exitCode to *status</text:p>
      <text:p text:style-name="P6">letgo(child, prev); //unlink</text:p>
      <text:p text:style-name="P6">freeZomb(child); //bury</text:p>
      <text:p text:style-name="P6">enqueue(&amp;freeList,child); //put into freeList</text:p>
      <text:p text:style-name="P6">wakeup(running-&gt;ppid);</text:p>
      <text:p text:style-name="P6">return zomBid;//return pid</text:p>
      <text:p text:style-name="P6">} </text:p>
      <text:p text:style-name="P6">if(!child-&gt;sibling){ </text:p>
      <text:p text:style-name="P6">child = running-&gt;child; </text:p>
      <text:p text:style-name="P6">}</text:p>
      <text:p text:style-name="P6">else{ </text:p>
      <text:p text:style-name="P6">prev = child; </text:p>
      <text:p text:style-name="P6">child = child-&gt;sibling;</text:p>
      <text:p text:style-name="P6">}</text:p>
      <text:p text:style-name="P6">sleep(running-&gt;pid);</text:p>
      <text:p text:style-name="P6">}</text:p>
      <text:p text:style-name="P6">}</text:p>
      <text:p text:style-name="P6">else{</text:p>
      <text:p text:style-name="P6">return -1; //if no child</text:p>
      <text:p text:style-name="P6">} </text:p>
      <text:p text:style-name="P6">}</text:p>
      <text:p text:style-name="P9"/>
      <text:p text:style-name="P5">#include "type.h"</text:p>
      <text:p text:style-name="P6">PROC proc[NPROC]; // NPROC PROCs</text:p>
      <text:p text:style-name="P6">PROC *freeList; // freeList of PROCs </text:p>
      <text:p text:style-name="P6">PROC *readyQueue; // priority queue of READY procs</text:p>
      <text:p text:style-name="P6">PROC *running; // current running proc pointer</text:p>
      <text:p text:style-name="P7"/>
      <text:p text:style-name="P6">PROC *sleepList; // list of SLEEP procs</text:p>
      <text:p text:style-name="P6">PROC *P1; // to always point at P1</text:p>
      <text:p text:style-name="P6">char *status[ ] = {"FREE", "READY", "SLEEP", "ZOMBIE"};</text:p>
      <text:p text:style-name="P6"/>
      <text:p text:style-name="P6"/>
      <text:p text:style-name="P6"><text:soft-page-break/></text:p>
      <text:p text:style-name="P6">/***************** queue.c file *****************/</text:p>
      <text:p text:style-name="P6">int enqueue(PROC **queue, PROC *p) </text:p>
      <text:p text:style-name="P6">{</text:p>
      <text:p text:style-name="P6">PROC *q = *queue;</text:p>
      <text:p text:style-name="P6">if (q == 0 || p-&gt;priority &gt; q-&gt;priority){</text:p>
      <text:p text:style-name="P6">*queue = p;</text:p>
      <text:p text:style-name="P6">p-&gt;next = q;</text:p>
      <text:p text:style-name="P6">}</text:p>
      <text:p text:style-name="P6">else{</text:p>
      <text:p text:style-name="P6">while (q-&gt;next &amp;&amp; p-&gt;priority &lt;= q-&gt;next-&gt;priority)</text:p>
      <text:p text:style-name="P6">q = q-&gt;next;</text:p>
      <text:p text:style-name="P6">p-&gt;next = q-&gt;next;</text:p>
      <text:p text:style-name="P6">q-&gt;next = p;</text:p>
      <text:p text:style-name="P6">}</text:p>
      <text:p text:style-name="P6">}</text:p>
      <text:p text:style-name="P6">PROC *dequeue(PROC **queue) </text:p>
      <text:p text:style-name="P6">{</text:p>
      <text:p text:style-name="P6">PROC *p = *queue;</text:p>
      <text:p text:style-name="P6">if (p)</text:p>
      <text:p text:style-name="P6">*queue = (*queue)-&gt;next;</text:p>
      <text:p text:style-name="P6">return p;</text:p>
      <text:p text:style-name="P6">}</text:p>
      <text:p text:style-name="P6">int printList(char *name, PROC *p) </text:p>
      <text:p text:style-name="P6">{</text:p>
      <text:p text:style-name="P6">printf("%s = ", name);</text:p>
      <text:p text:style-name="P6">while(p){</text:p>
      <text:p text:style-name="P6">printf("[%d %d]-&gt;", p-&gt;pid, p-&gt;priority);</text:p>
      <text:p text:style-name="P6">p = p-&gt;next;</text:p>
      <text:p text:style-name="P6">}</text:p>
      <text:p text:style-name="P6">printf("NULL\n");</text:p>
      <text:p text:style-name="P6">}</text:p>
      <text:p text:style-name="P7"/>
      <text:p text:style-name="P6">int printSleep(char *name, PROC *p) </text:p>
      <text:p text:style-name="P6">{</text:p>
      <text:p text:style-name="P6">printf("%s = ", name);</text:p>
      <text:p text:style-name="P6">while(p){</text:p>
      <text:p text:style-name="P6">printf("[%d event=%d]-&gt;", p-&gt;pid, p-&gt;event);</text:p>
      <text:p text:style-name="P6">p = p-&gt;next;</text:p>
      <text:p text:style-name="P6">}</text:p>
      <text:p text:style-name="P6">printf("NULL\n");</text:p>
      <text:p text:style-name="P6">}</text:p>
      <text:p text:style-name="P7"/>
      <text:p text:style-name="P6">int printChild(char *words, PROC *child)</text:p>
      <text:p text:style-name="P6">{</text:p>
      <text:p text:style-name="P6">printf("%s = ", words);</text:p>
      <text:p text:style-name="P6">while(child){</text:p>
      <text:p text:style-name="P6">printf("[%d %s]-&gt;", child-&gt;pid, status[child-&gt;status]);</text:p>
      <text:p text:style-name="P6">child = child-&gt;sibling;</text:p>
      <text:p text:style-name="P6">}</text:p>
      <text:p text:style-name="P6">putchar('\n');</text:p>
      <text:p text:style-name="P6"><text:soft-page-break/>}</text:p>
      <text:p text:style-name="P9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5T09:06:52.396413696</meta:creation-date>
    <dc:date>2019-02-15T09:10:28.075915527</dc:date>
    <meta:editing-duration>PT3M36S</meta:editing-duration>
    <meta:editing-cycles>1</meta:editing-cycles>
    <meta:document-statistic meta:table-count="0" meta:image-count="0" meta:object-count="0" meta:page-count="9" meta:paragraph-count="367" meta:word-count="1107" meta:character-count="7958" meta:non-whitespace-character-count="7177"/>
    <meta:generator>LibreOffice/6.1.3.2$Linux_X86_64 LibreOffice_project/10$Build-2</meta:generator>
  </office:meta>
</office:document-meta>
</file>